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57c71" officeooo:paragraph-rsid="00157c71"/>
    </style:style>
    <style:style style:name="P2" style:family="paragraph" style:parent-style-name="Standard">
      <style:text-properties officeooo:rsid="00157c71" officeooo:paragraph-rsid="003b750d"/>
    </style:style>
    <style:style style:name="P3" style:family="paragraph" style:parent-style-name="Standard">
      <style:text-properties officeooo:rsid="001bb8de" officeooo:paragraph-rsid="001bb8de"/>
    </style:style>
    <style:style style:name="P4" style:family="paragraph" style:parent-style-name="Standard">
      <style:text-properties officeooo:rsid="00138c3b" officeooo:paragraph-rsid="002b4d9a"/>
    </style:style>
    <style:style style:name="T1" style:family="text">
      <style:text-properties officeooo:rsid="00183c54"/>
    </style:style>
    <style:style style:name="T2" style:family="text">
      <style:text-properties officeooo:rsid="001a0c07"/>
    </style:style>
    <style:style style:name="T3" style:family="text">
      <style:text-properties officeooo:rsid="001abf02"/>
    </style:style>
    <style:style style:name="T4" style:family="text">
      <style:text-properties officeooo:rsid="001e05a6"/>
    </style:style>
    <style:style style:name="T5" style:family="text">
      <style:text-properties officeooo:rsid="0022e909"/>
    </style:style>
    <style:style style:name="T6" style:family="text">
      <style:text-properties officeooo:rsid="00260be3"/>
    </style:style>
    <style:style style:name="T7" style:family="text">
      <style:text-properties officeooo:rsid="002a4da7"/>
    </style:style>
    <style:style style:name="T8" style:family="text">
      <style:text-properties officeooo:rsid="002b4d9a"/>
    </style:style>
    <style:style style:name="T9" style:family="text">
      <style:text-properties officeooo:rsid="002ca2cd"/>
    </style:style>
    <style:style style:name="T10" style:family="text">
      <style:text-properties officeooo:rsid="002f9e15"/>
    </style:style>
    <style:style style:name="T11" style:family="text">
      <style:text-properties officeooo:rsid="0035c6ec"/>
    </style:style>
    <style:style style:name="T12" style:family="text">
      <style:text-properties officeooo:rsid="0037d0d5"/>
    </style:style>
    <style:style style:name="T13" style:family="text">
      <style:text-properties officeooo:rsid="003b750d"/>
    </style:style>
    <style:style style:name="T14" style:family="text">
      <style:text-properties officeooo:rsid="003ce3aa"/>
    </style:style>
    <style:style style:name="T15" style:family="text">
      <style:text-properties officeooo:rsid="003fbf7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tab/><text:span text:style-name="T8">Zoom, le panorama des animaux, est une application qui a</text:span> pour but d’aider les soigneurs dans les zoos. Pour ce faire, elle proposera un accès à toutes les informations disponible<text:span text:style-name="T1">s</text:span> sur un <text:span text:style-name="T8">animal du zoo</text:span>, que ce soit son espèce, son nom, son poids, <text:span text:style-name="T2">ses mensurations</text:span>, des photos ou vidéos, ses antécédents de problèmes médicaux <text:span text:style-name="T3">ou de blessures si on les connaît, etc. </text:span></text:p>
      <text:p text:style-name="P4"><text:tab/><text:span text:style-name="T8">Les soigneurs auront également la possibilité de rentrer les actions à effectuer sur les animaux du zoo. Par exemple, si un enclos a besoin d’être nettoyé toutes les deux semaines, cela pourra être ajouté avec la date et si besoin l’horaire où le nettoyage devra se faire, avec une petite case à cocher pour prévenir les autres soigneurs qu’il a déjà été fait ou non.</text:span></text:p>
      <text:p text:style-name="P4"><text:tab/><text:span text:style-name="T8">Un tas d’autres actions pourront être rajoutées, comme les heures de nourrissage, les prises de médicaments si on leur en a prescrits récemment, les jours de vaccination...</text:span></text:p>
      <text:p text:style-name="P3"><text:tab/>Des informations sur leur parenté seront également disponibles, comme leur nombre de petits <text:span text:style-name="T11">s’ils sont parents</text:span>, <text:span text:style-name="T11">leurs frères et sœurs s’ils en ont,</text:span> leurs parents s’ils sont connus…</text:p>
      <text:p text:style-name="P3"><text:tab/><text:span text:style-name="T8">Si certains membres de la famille de l’animal sélectionnés se trouvent également dans le zoo, il sera possible d’accéder à ses informations facilement.</text:span></text:p>
      <text:p text:style-name="P1"><text:tab/>Les vis<text:span text:style-name="T5">i</text:span>teurs auront également accès à <text:span text:style-name="T9">toutes l</text:span>es informations <text:span text:style-name="T9">sur tous les animaux du zoo</text:span>, et pourront en apprendre plus sur les différentes espèces animales grâce à des informations <text:span text:style-name="T4">sur des individus précis et avec en complément des données</text:span> générales sur le mode de vie, l’alimentation, <text:span text:style-name="T4">la répartition dans le monde de ces espèces</text:span>, etc.</text:p>
      <text:p text:style-name="P1"><text:tab/><text:span text:style-name="T12">Pour les plus curieux, une catégorie record sera aussi présentée, avec la taille, le poids, l’âge et d’autres informations sur le plus grand spécimen connu de l’espèce.</text:span></text:p>
      <text:p text:style-name="P1"><text:tab/><text:span text:style-name="T6">Ils auront également accès à une carte du zoo pour situer l’enclos de l’animal qui les intéressait, et en cliquant sur le bouton carte en étant sur la page d’accueil, une carte du zoo s’affichera, permettant à l’utilisateur de pouvoir repérer les enclos de chaque espèce grâce à des images. En cliquant sur ces images, l’utilisateur sera alors directement redirigé vers la page principale et dans la catégorie de l’espèce sur laquelle il a cliqué.</text:span></text:p>
      <text:p text:style-name="P2"><text:tab/><text:span text:style-name="T14">En se connectant, l</text:span>es soigneurs pourront <text:span text:style-name="T13">mettre à jour ces</text:span> informations<text:span text:style-name="T13">, qui </text:span>remplaceront <text:span text:style-name="T13">alors </text:span>les précédentes données, en les sto<text:span text:style-name="T5">c</text:span>kant auparavant dans un historique qui pourra être consulté, pour suivre les évolutions de taille et de poids d’un animal pendant sa croissance par exemple.</text:p>
      <text:p text:style-name="P2"><text:tab/> <text:span text:style-name="T13">En se connectant sur son propre compte, le directeur du zoo pourra modifier ces informations, qui viendront remplacer celles inscrites précédemment sans les sauvegarder.</text:span></text:p>
      <text:p text:style-name="P1"><text:tab/><text:span text:style-name="T10">Après la page d’accueil, </text:span>le menu principal <text:span text:style-name="T10">présentera</text:span> chaque animal <text:span text:style-name="T10">avec</text:span> sa photo, son espèce et son nom, et l’utilisateur aura simplement à le sélectionner pour obtenir plus d’informations.</text:p>
      <text:p text:style-name="P1"><text:tab/>Une barre de menu sera disponible pour trouver une espèce particulière, par exemple pour trouver un<text:span text:style-name="T7">e panthère</text:span>, il faudra passer par les catégories Vertébré, Mammifère, Carnivore puis Félin avant d’accéder à toutes les panthères sur lesquelles l’application possède des informations.</text:p>
      <text:p text:style-name="P1"><text:tab/>Il sera aussi possible de rechercher une espèce ou un individu par son nom grâce à la barre de recherche.</text:p>
      <text:p text:style-name="P1"><text:soft-page-break/><text:tab/><text:span text:style-name="T15">Dans le cas ou le zoo ferait l’acquisition d’un nouvel animal, il sera possible pour le directeur et pour les soigneurs de lui créer sa propre page, et dans le cas ou il serait d’un nouvelle espèce, elle sera alors automatiquement ajoutée à la liste du zo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fr" fo:country="FR"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3T09:05:07.885928606</meta:creation-date>
    <meta:generator>LibreOffice/6.2.5.2$Windows_X86_64 LibreOffice_project/1ec314fa52f458adc18c4f025c545a4e8b22c159</meta:generator>
    <dc:date>2022-04-01T15:29:06.967000000</dc:date>
    <meta:editing-duration>PT1H16M49S</meta:editing-duration>
    <meta:editing-cycles>31</meta:editing-cycles>
    <dc:creator>Justine Meuret</dc:creator>
    <meta:document-statistic meta:table-count="0" meta:image-count="0" meta:object-count="0" meta:page-count="2" meta:paragraph-count="14" meta:word-count="567" meta:character-count="3493" meta:non-whitespace-character-count="2924"/>
  </office:meta>
</office:document-meta>
</file>